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3" style:family="paragraph" style:parent-style-name="Standard">
      <style:text-properties officeooo:rsid="0002a131" officeooo:paragraph-rsid="0022b8d6"/>
    </style:style>
    <style:style style:name="P4" style:family="paragraph" style:parent-style-name="Standard">
      <style:text-properties officeooo:rsid="0022b8d6" officeooo:paragraph-rsid="0022b8d6"/>
    </style:style>
    <style:style style:name="P5" style:family="paragraph" style:parent-style-name="Standard">
      <style:text-properties officeooo:rsid="0022b8d6" officeooo:paragraph-rsid="0023245d"/>
    </style:style>
    <style:style style:name="P6" style:family="paragraph" style:parent-style-name="Standard" style:list-style-name="L1">
      <style:text-properties officeooo:rsid="0022b8d6" officeooo:paragraph-rsid="0022b8d6"/>
    </style:style>
    <style:style style:name="P7" style:family="paragraph" style:parent-style-name="Standard" style:list-style-name="L1">
      <style:text-properties officeooo:rsid="0022b8d6" officeooo:paragraph-rsid="0023245d"/>
    </style:style>
    <style:style style:name="P8" style:family="paragraph" style:parent-style-name="Standard">
      <style:text-properties officeooo:rsid="0002a131" officeooo:paragraph-rsid="0022b8d6"/>
    </style:style>
    <style:style style:name="P9" style:family="paragraph" style:parent-style-name="Standard">
      <style:text-properties officeooo:rsid="0002a131" officeooo:paragraph-rsid="0023245d"/>
    </style:style>
    <style:style style:name="P10" style:family="paragraph" style:parent-style-name="Standard">
      <style:text-properties style:font-name="Trebuchet MS" fo:font-size="10.5pt" officeooo:rsid="0023245d" officeooo:paragraph-rsid="0023245d" style:font-size-asian="9.14999961853027pt" style:font-size-complex="10.5pt"/>
    </style:style>
    <style:style style:name="T1" style:family="text">
      <style:text-properties officeooo:rsid="00216c3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2">Chapter <text:span text:style-name="T1">4</text:span> Reading Questions:</text:p>
      <text:p text:style-name="P2"/>
      <text:p text:style-name="P4">4.2 What are two differences between user-level threads and kernel-level threads? Under what circumstances is one type better than the other?</text:p>
      <text:p text:style-name="P3"/>
      <text:p text:style-name="P10">Response:</text:p>
      <text:p text:style-name="P3"/>
      <text:p text:style-name="P5">4.8 Describe the actions taken by a thread library to context-switch between user-level threads.</text:p>
      <text:p text:style-name="P9"/>
      <text:p text:style-name="P10">Response:</text:p>
      <text:p text:style-name="P9"/>
      <text:p text:style-name="P4">4.10 Which of the following components of program state are shared across threads in a multithreaded process?</text:p>
      <text:p text:style-name="P3"/>
      <text:list xml:id="list4394699890802830229" text:style-name="L1">
        <text:list-item>
          <text:p text:style-name="P6">Register values</text:p>
        </text:list-item>
        <text:list-item>
          <text:p text:style-name="P6">Heap memory</text:p>
        </text:list-item>
        <text:list-item>
          <text:p text:style-name="P6">Global variables</text:p>
        </text:list-item>
        <text:list-item>
          <text:p text:style-name="P7">Stack memory</text:p>
        </text:list-item>
      </text:list>
      <text:p text:style-name="P9"/>
      <text:p text:style-name="P10">Response:</text:p>
      <text:p text:style-name="P9"/>
      <text:p text:style-name="P5">4.11 Can a multithreaded solution using multiple user-level threads achieve better performance on a multiprocessor system than on a single-processor system? Explain.</text:p>
      <text:p text:style-name="P9"/>
      <text:p text:style-name="P10">Response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5-21T13:47:23.620404000</dc:date>
    <meta:editing-duration>PT7H49M27S</meta:editing-duration>
    <meta:editing-cycles>25</meta:editing-cycles>
    <meta:generator>LibreOffice/4.3.7.2$MacOSX_X86_64 LibreOffice_project/8a35821d8636a03b8bf4e15b48f59794652c68ba</meta:generator>
    <meta:document-statistic meta:table-count="0" meta:image-count="0" meta:object-count="0" meta:page-count="1" meta:paragraph-count="16" meta:word-count="100" meta:character-count="674" meta:non-whitespace-character-count="594"/>
  </office:meta>
</office:document-meta>
</file>